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17b0" officeooo:paragraph-rsid="001017b0"/>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Green</text:p>
      <text:p text:style-name="P1">CS 597 – Web Development</text:p>
      <text:p text:style-name="P1">Oct 22<text:span text:style-name="T1">nd</text:span> Checkpoint</text:p>
      <text:p text:style-name="P1"/>
      <text:p text:style-name="P1"/>
      <text:p text:style-name="P1">For this checkpoint I was unable to meet any of my goals for new development. <text:s/>The graduate assistant workload really seemed to ramp up these last two weeks (Amit had me grading the shell project for O.S. while Tim had me stand in to teach his class on two separate occasions while he was out.), and I didn't get to dedicate any time towards setting up my database or learning ANN software. <text:s/>It's going to be a busy run until the next checkpoint to get caught up agai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3T01:19:54.787609121</meta:creation-date>
    <dc:date>2015-10-23T01:36:52.545676908</dc:date>
    <meta:editing-duration>PT16M58S</meta:editing-duration>
    <meta:editing-cycles>1</meta:editing-cycles>
    <meta:document-statistic meta:table-count="0" meta:image-count="0" meta:object-count="0" meta:page-count="1" meta:paragraph-count="4" meta:word-count="98" meta:character-count="528" meta:non-whitespace-character-count="430"/>
    <meta:generator>LibreOffice/4.4.2.2$Linux_X86_64 LibreOffice_project/40m0$Build-2</meta:generator>
  </office:meta>
</office:document-meta>
</file>